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249cm" fo:margin-left="0cm" fo:margin-top="0cm" fo:margin-bottom="0cm" table:align="left"/>
    </style:style>
    <style:style style:name="Tableau1.A" style:family="table-column">
      <style:table-column-properties style:column-width="9.941cm"/>
    </style:style>
    <style:style style:name="Tableau1.B" style:family="table-column">
      <style:table-column-properties style:column-width="2.101cm"/>
    </style:style>
    <style:style style:name="Tableau1.C" style:family="table-column">
      <style:table-column-properties style:column-width="2.103cm"/>
    </style:style>
    <style:style style:name="Tableau1.D" style:family="table-column">
      <style:table-column-properties style:column-width="2.104cm"/>
    </style:style>
    <style:style style:name="Tableau1.1" style:family="table-row">
      <style:table-row-properties style:min-row-height="0.002cm" fo:keep-together="auto"/>
    </style:style>
    <style:style style:name="Tableau1.A1" style:family="table-cell">
      <style:table-cell-properties fo:background-color="#ffffff" fo:padding="0cm" fo:border="0.35pt solid #000001">
        <style:background-image/>
      </style:table-cell-properties>
    </style:style>
    <style:style style:name="Tableau1.A4" style:family="table-cell">
      <style:table-cell-properties fo:background-color="#ffffff" fo:padding="0cm" fo:border-left="0.35pt solid #000001" fo:border-right="0.35pt solid #000001" fo:border-top="none" fo:border-bottom="0.35pt solid #000001">
        <style:background-image/>
      </style:table-cell-properties>
    </style:style>
    <style:style style:name="Tableau2" style:family="table">
      <style:table-properties style:width="16.249cm" fo:margin-left="0cm" fo:margin-top="0cm" fo:margin-bottom="0cm" table:align="left"/>
    </style:style>
    <style:style style:name="Tableau2.A" style:family="table-column">
      <style:table-column-properties style:column-width="9.918cm"/>
    </style:style>
    <style:style style:name="Tableau2.B" style:family="table-column">
      <style:table-column-properties style:column-width="2.11cm"/>
    </style:style>
    <style:style style:name="Tableau2.C" style:family="table-column">
      <style:table-column-properties style:column-width="2.111cm"/>
    </style:style>
    <style:style style:name="Tableau2.1" style:family="table-row">
      <style:table-row-properties style:min-row-height="0.002cm" fo:keep-together="auto"/>
    </style:style>
    <style:style style:name="Tableau2.A1" style:family="table-cell">
      <style:table-cell-properties fo:background-color="#ffffff" fo:padding="0cm" fo:border="0.35pt solid #000001">
        <style:background-image/>
      </style:table-cell-properties>
    </style:style>
    <style:style style:name="Tableau2.A2" style:family="table-cell">
      <style:table-cell-properties fo:background-color="#ffffff" fo:padding="0cm" fo:border-left="0.35pt solid #000001" fo:border-right="0.35pt solid #000001" fo:border-top="none" fo:border-bottom="0.35pt solid #000001">
        <style:background-image/>
      </style:table-cell-properties>
    </style:style>
    <style:style style:name="Tableau3" style:family="table">
      <style:table-properties style:width="16.249cm" fo:margin-left="0cm" fo:margin-top="0cm" fo:margin-bottom="0cm" table:align="left"/>
    </style:style>
    <style:style style:name="Tableau3.A" style:family="table-column">
      <style:table-column-properties style:column-width="6.442cm"/>
    </style:style>
    <style:style style:name="Tableau3.B" style:family="table-column">
      <style:table-column-properties style:column-width="1.513cm"/>
    </style:style>
    <style:style style:name="Tableau3.C" style:family="table-column">
      <style:table-column-properties style:column-width="8.294cm"/>
    </style:style>
    <style:style style:name="Tableau3.1" style:family="table-row">
      <style:table-row-properties style:min-row-height="0.002cm" fo:keep-together="auto"/>
    </style:style>
    <style:style style:name="Tableau3.A1" style:family="table-cell">
      <style:table-cell-properties fo:background-color="#ffffff" fo:padding="0cm" fo:border="0.35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Calibri" fo:font-size="11pt" fo:language="none" fo:country="none" fo:font-weight="normal" style:font-size-asian="11pt" style:font-weight-asian="normal"/>
    </style:style>
    <style:style style:name="P2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style:font-size-asian="11pt" style:font-weight-asian="normal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50622" officeooo:paragraph-rsid="00150622" style:font-size-asian="11pt" style:font-weight-asian="normal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780a3" officeooo:paragraph-rsid="001780a3" style:font-size-asian="11pt" style:font-weight-asian="normal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8161d" officeooo:paragraph-rsid="0018161d" style:font-size-asian="11pt" style:font-weight-asian="normal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985ea" officeooo:paragraph-rsid="001985ea" style:font-size-asian="11pt" style:font-weight-asian="normal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b512f" officeooo:paragraph-rsid="001b512f" style:font-size-asian="11pt" style:font-weight-asian="normal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ca8cf" officeooo:paragraph-rsid="001ca8cf" style:font-size-asian="11pt" style:font-weight-asian="normal"/>
    </style:style>
    <style:style style:name="P9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1f5494" officeooo:paragraph-rsid="001f5494" style:font-size-asian="11pt" style:font-weight-asian="norma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Calibri" fo:font-size="11pt" fo:language="none" fo:country="none" fo:font-weight="normal" officeooo:rsid="0021f95a" officeooo:paragraph-rsid="0021f95a" style:font-size-asian="11pt" style:font-weight-asian="normal"/>
    </style:style>
    <style:style style:name="P11" style:family="paragraph" style:parent-style-name="Standard">
      <style:paragraph-properties fo:line-height="100%"/>
      <style:text-properties fo:color="#000000" style:font-name="Calibri" fo:font-size="11pt" fo:language="none" fo:country="none" fo:font-weight="bold" style:font-size-asian="11pt" style:font-weight-asian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Calibri" fo:font-size="11pt" fo:language="none" fo:country="none" fo:font-weight="bold" style:font-size-asian="11pt" style:font-weight-asian="bold"/>
    </style:style>
    <style:style style:name="P13" style:family="paragraph" style:parent-style-name="Standard">
      <style:paragraph-properties fo:line-height="100%" fo:text-align="justify" style:justify-single-word="false"/>
    </style:style>
    <style:style style:name="P14" style:family="paragraph" style:parent-style-name="Standard">
      <style:paragraph-properties fo:line-height="100%" fo:keep-together="always" fo:keep-with-next="always"/>
    </style:style>
    <style:style style:name="P15" style:family="paragraph" style:parent-style-name="Standard">
      <style:paragraph-properties fo:line-height="100%" fo:text-align="center" style:justify-single-word="false" fo:keep-together="always" fo:keep-with-next="always"/>
      <style:text-properties fo:color="#000000" style:font-name="Calibri" fo:font-size="11pt" fo:language="none" fo:country="none" fo:font-weight="normal" style:font-size-asian="11pt" style:font-weight-asian="normal"/>
    </style:style>
    <style:style style:name="P16" style:family="paragraph" style:parent-style-name="Standard">
      <style:paragraph-properties fo:line-height="100%" fo:keep-together="always" fo:keep-with-next="always"/>
      <style:text-properties fo:color="#000000" style:font-name="Calibri" fo:font-size="11pt" fo:language="none" fo:country="none" fo:font-weight="normal" style:font-size-asian="11pt" style:font-weight-asian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128ebb" officeooo:paragraph-rsid="00128ebb" style:font-size-asian="11pt" style:font-weight-asian="normal"/>
    </style:style>
    <style:style style:name="P18" style:family="paragraph" style:parent-style-name="Standard">
      <style:paragraph-properties fo:line-height="100%" fo:keep-together="always" fo:keep-with-next="always"/>
      <style:text-properties fo:color="#000000" style:font-name="Calibri" fo:font-size="11pt" fo:language="none" fo:country="none" fo:font-weight="bold" style:font-size-asian="11pt" style:font-weight-asian="bold"/>
    </style:style>
    <style:style style:name="P19" style:family="paragraph" style:parent-style-name="Standard">
      <style:paragraph-properties fo:line-height="100%" fo:text-align="center" style:justify-single-word="false" fo:keep-together="always" fo:keep-with-next="always"/>
      <style:text-properties fo:color="#000000" style:font-name="Calibri" fo:font-size="11pt" fo:language="none" fo:country="none" fo:font-weight="bold" style:font-size-asian="11pt" style:font-weight-asian="bold"/>
    </style:style>
    <style:style style:name="P20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weight="normal" style:font-size-asian="11pt" style:font-weight-asian="normal"/>
    </style:style>
    <style:style style:name="P21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weight="normal" officeooo:paragraph-rsid="001d5bd1" style:font-size-asian="11pt" style:font-weight-asian="normal"/>
    </style:style>
    <style:style style:name="P22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weight="normal" officeooo:rsid="001d5bd1" officeooo:paragraph-rsid="001d5bd1" style:font-size-asian="11pt" style:font-weight-asian="normal"/>
    </style:style>
    <style:style style:name="P23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1pt" fo:language="none" fo:country="none" fo:font-style="normal" fo:font-weight="normal" style:font-size-asian="11pt" style:font-style-asian="normal" style:font-weight-asian="normal"/>
    </style:style>
    <style:style style:name="P24" style:family="paragraph" style:parent-style-name="Standard">
      <style:paragraph-properties fo:margin-top="0cm" fo:margin-bottom="0.353cm" loext:contextual-spacing="false" fo:line-height="115%"/>
    </style:style>
    <style:style style:name="P25" style:family="paragraph" style:parent-style-name="Text_20_body">
      <style:text-properties style:font-name="Calibri1" fo:language="none" fo:country="none" officeooo:rsid="000f0ac2" officeooo:paragraph-rsid="000f0ac2"/>
    </style:style>
    <style:style style:name="P26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122ce1" officeooo:paragraph-rsid="00122ce1" style:font-size-asian="11pt" style:font-weight-asian="normal"/>
    </style:style>
    <style:style style:name="P27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122ce1" officeooo:paragraph-rsid="00229340" style:font-size-asian="11pt" style:font-weight-asian="normal"/>
    </style:style>
    <style:style style:name="P28" style:family="paragraph" style:parent-style-name="Standard">
      <style:paragraph-properties fo:line-height="100%" fo:text-align="justify" style:justify-single-word="false" fo:keep-together="always" fo:keep-with-next="always"/>
      <style:text-properties fo:color="#000000" style:font-name="Calibri" fo:font-size="11pt" fo:language="none" fo:country="none" fo:font-weight="normal" officeooo:rsid="00229340" officeooo:paragraph-rsid="00229340" style:font-size-asian="11pt" style:font-weight-asian="normal"/>
    </style:style>
    <style:style style:name="P29" style:family="paragraph" style:parent-style-name="Heading_20_1">
      <style:text-properties fo:language="none" fo:country="none"/>
    </style:style>
    <style:style style:name="T1" style:family="text">
      <style:text-properties fo:language="none" fo:country="none"/>
    </style:style>
    <style:style style:name="T2" style:family="text">
      <style:text-properties fo:color="#000000" style:font-name="Calibri" fo:font-size="11pt" fo:language="none" fo:country="none" fo:font-weight="normal" style:font-size-asian="11pt" style:font-weight-asian="normal"/>
    </style:style>
    <style:style style:name="T3" style:family="text">
      <style:text-properties fo:color="#000000" style:font-name="Calibri" fo:font-size="11pt" fo:language="none" fo:country="none" fo:font-weight="normal" officeooo:rsid="000cb710" style:font-size-asian="11pt" style:font-weight-asian="normal"/>
    </style:style>
    <style:style style:name="T4" style:family="text">
      <style:text-properties fo:color="#000000" style:font-name="Calibri" fo:font-size="11pt" fo:language="none" fo:country="none" fo:font-weight="normal" officeooo:rsid="000d8b40" style:font-size-asian="11pt" style:font-weight-asian="normal"/>
    </style:style>
    <style:style style:name="T5" style:family="text">
      <style:text-properties fo:color="#000000" style:font-name="Calibri" fo:font-size="11pt" fo:language="none" fo:country="none" fo:font-style="italic" fo:font-weight="bold" style:font-size-asian="11pt" style:font-style-asian="italic" style:font-weight-asian="bold"/>
    </style:style>
    <style:style style:name="T6" style:family="text">
      <style:text-properties fo:color="#000000" style:font-name="Calibri" fo:font-size="12pt" fo:language="none" fo:country="none" fo:font-style="italic" fo:font-weight="bold" style:font-size-asian="12pt" style:font-style-asian="italic" style:font-weight-asian="bold"/>
    </style:style>
    <style:style style:name="T7" style:family="text">
      <style:text-properties officeooo:rsid="00106f4f"/>
    </style:style>
    <style:style style:name="T8" style:family="text">
      <style:text-properties officeooo:rsid="00150622"/>
    </style:style>
    <style:style style:name="T9" style:family="text">
      <style:text-properties officeooo:rsid="0016f290"/>
    </style:style>
    <style:style style:name="T10" style:family="text">
      <style:text-properties officeooo:rsid="00229340"/>
    </style:style>
    <style:style style:name="T11" style:family="text">
      <style:text-properties officeooo:rsid="002464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lan du projet <text:span text:style-name="T10">ENI-Enchere.org</text:span></text:p>
      <text:h text:style-name="P29" text:outline-level="1">Résultat 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>Fonctionnalités</text:p>
          </table:table-cell>
          <table:table-cell table:style-name="Tableau1.A1" office:value-type="string">
            <text:p text:style-name="P19">A faire</text:p>
          </table:table-cell>
          <table:table-cell table:style-name="Tableau1.A1" office:value-type="string">
            <text:p text:style-name="P19">En cours</text:p>
          </table:table-cell>
          <table:table-cell table:style-name="Tableau1.A1" office:value-type="string">
            <text:p text:style-name="P19">Fait</text:p>
          </table:table-cell>
        </table:table-row>
        <table:table-row table:style-name="Tableau1.1">
          <table:table-cell table:style-name="Tableau1.A1" office:value-type="string">
            <text:p text:style-name="P26">Se connecter <text:s/>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28">S’<text:span text:style-name="T11">inscrire</text:span>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27">Modifier mon profil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Vendre un articl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Lister les ventes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Faire une enchèr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Remporter une ven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Version mobil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Afficher un profil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Afficher le détail d’une ven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Version desktop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Se souvenir de moi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Photo pour la ven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Annuler une ven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Supprimer mon compt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Supprimer des comptes utilisateurs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Désactiver un compte utilisateur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Pagination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Mot de passe oublié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Gestion des logs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17">Version anglaise</text:p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1">
          <table:table-cell table:style-name="Tableau1.A1" office:value-type="string">
            <text:p text:style-name="P17">Gestion catégories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</table:table-row>
      </table:table>
      <text:p text:style-name="P22"><text:line-break/>Avez vous réalisé des fonctionnalités non prévues initialement ?</text:p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row table:style-name="Tableau2.1">
          <table:table-cell table:style-name="Tableau2.A1" office:value-type="string">
            <text:p text:style-name="P11">Critères techniques</text:p>
          </table:table-cell>
          <table:table-cell table:style-name="Tableau2.A1" office:value-type="string">
            <text:p text:style-name="P12">A faire</text:p>
          </table:table-cell>
          <table:table-cell table:style-name="Tableau2.A1" office:value-type="string">
            <text:p text:style-name="P12">En cours</text:p>
          </table:table-cell>
          <table:table-cell table:style-name="Tableau2.A1" office:value-type="string">
            <text:p text:style-name="P12">Fait</text:p>
          </table:table-cell>
        </table:table-row>
        <table:table-row table:style-name="Tableau2.1">
          <table:table-cell table:style-name="Tableau2.A2" office:value-type="string">
            <text:p text:style-name="P5">Respect des principes de l’architecture en couche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4">Gestion correcte de la navigation : retour navigateur, rafraîchissement d'une page avec formulaire, etc.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3">Sécurisation de l’accès aux pages nécessitant une <text:span text:style-name="T9">authentification </text:span><text:s/>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2">Gestion de la session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8">Factorisation du code (Servlets, JSPs, css...)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9">Utilisation efficace des contextes mémoire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>Séparation HTML/CSS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>Modularisation des vues (insert, fragments, templates…)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13"><text:span text:style-name="T2">Portabilité du code (pas d’informations sur le serveur, port, ou nom d’application codées « </text:span><text:span text:style-name="T4">en </text:span><text:span text:style-name="T2">dur »)</text:span>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>Séparation effective des technologies (ex : minimum de scriptlets dans les JSP).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1" office:value-type="string">
            <text:p text:style-name="P2">URI logiques : les noms réels des fichiers ne doivent pas être visibles dans le navigateur. <text:span text:style-name="T8">(Ex : /seConnecter vs <text:s/>ConnexionServlet )</text:span></text:p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3">Respecter le pattern MVC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6">Adaptation de la mise en page au format de l’affichage <text:soft-page-break/>(Responsive Web Design)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2">Utilisation d’un pool de connexion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2">Pas de fuite de connexions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7">Pas d’injection SQL possible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10">Garantir l’intégrité des données (Exemple : enchérir, nouvelle vente...)</text:p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</table:table>
      <text:p text:style-name="P20"/>
      <text:h text:style-name="P29" text:outline-level="1">Évaluation rétrospective :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8">Critère de qualité</text:p>
          </table:table-cell>
          <table:table-cell table:style-name="Tableau3.A1" office:value-type="string">
            <text:p text:style-name="P18">Niveau (1 à 5)</text:p>
          </table:table-cell>
          <table:table-cell table:style-name="Tableau3.A1" office:value-type="string">
            <text:p text:style-name="P18">Comment atteindre 5 ?</text:p>
          </table:table-cell>
        </table:table-row>
        <table:table-row table:style-name="Tableau3.1">
          <table:table-cell table:style-name="Tableau3.A1" office:value-type="string">
            <text:p text:style-name="P16">Maintenabilité (respect des conventions, nomenclature, utilisation de patterns, documentation…)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1" office:value-type="string">
            <text:p text:style-name="P16">Robustesse (absence de défauts/bugs, sécurité, bonnes pratiques…)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1" office:value-type="string">
            <text:p text:style-name="P14"><text:span text:style-name="T3">Évolutivité</text:span><text:span text:style-name="T2"> (paramètres externalisés, utilisation de pattern…)</text:span>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/>
          </table:table-cell>
        </table:table-row>
      </table:table>
      <text:p text:style-name="P20"/>
      <text:h text:style-name="Heading_20_1" text:outline-level="1"><text:span text:style-name="T1">Réussites </text:span><text:line-break/><text:span text:style-name="T2">(ce que vous considérez comme le point fort de votre projet ou dont vous êtes particulièrement satisfaits)</text:span></text:h>
      <text:p text:style-name="P20"/>
      <text:h text:style-name="Heading_20_1" text:outline-level="1"><text:span text:style-name="T1">Difficultés rencontrées </text:span><text:line-break/><text:span text:style-name="T3">(ob</text:span><text:span text:style-name="T2">stacles ayant eu un impact sur l’avancement du projet)</text:span></text:h>
      <text:p text:style-name="P20"/>
      <text:h text:style-name="P29" text:outline-level="1">Pistes d’améliorations</text:h>
      <text:p text:style-name="P25">(comment améliorer le déroulement du projet par rapport aux pratiques mises en œuvre)</text:p>
      <text:p text:style-name="P25"/>
      <text:p text:style-name="P24"><text:span text:style-name="T6">Commencer à… </text:span><text:span text:style-name="T5">(ce que nous ne faisions pas)</text:span></text:p>
      <text:p text:style-name="P23"/>
      <text:p text:style-name="P24"><text:span text:style-name="T6">Arrêter de… </text:span><text:span text:style-name="T5">(ce qu’il ne faudrait plus faire)</text:span></text:p>
      <text:p text:style-name="P23"/>
      <text:p text:style-name="P24"><text:span text:style-name="T6">Continuer à… </text:span><text:span text:style-name="T5">(ce qui s’est montré utile, efficace)</text:span></text:p>
      <text:p text:style-name="P23"/>
      <text:p text:style-name="P24"><text:span text:style-name="T6">Plus de… </text:span><text:span text:style-name="T5">(ce qui peut être amélioré)</text:span></text:p>
      <text:p text:style-name="P23"/>
      <text:p text:style-name="P24"><text:span text:style-name="T6">Moins de … </text:span><text:span text:style-name="T5">(ce qui doit être rédui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0cm" style:auto-text-indent="false"/>
      <style:text-properties fo:color="#0066cc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004586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4M26S</meta:editing-duration>
    <meta:editing-cycles>23</meta:editing-cycles>
    <meta:generator>LibreOffice/5.3.7.2$Windows_X86_64 LibreOffice_project/6b8ed514a9f8b44d37a1b96673cbbdd077e24059</meta:generator>
    <dc:date>2018-12-18T09:28:49.435000000</dc:date>
    <meta:document-statistic meta:table-count="3" meta:image-count="0" meta:object-count="0" meta:page-count="2" meta:paragraph-count="66" meta:word-count="353" meta:character-count="2384" meta:non-whitespace-character-count="2088"/>
    <meta:user-defined meta:name="Info 1"/>
    <meta:user-defined meta:name="Info 2"/>
    <meta:user-defined meta:name="Info 3"/>
    <meta:user-defined meta:name="Info 4"/>
  </office:meta>
</office:document-meta>
</file>